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GB"/>
    </style:style>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P17" style:parent-style-name="Normal" style:family="paragraph">
      <style:paragraph-properties fo:text-align="justify"/>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text:span><text:span text:style-name="T4">Συνομιλώντας με τα δέντρα</text:span><text:span text:style-name="T5">»</text:span></text:p>
      <text:p text:style-name="P6">Κλιματική αλλαγή: μια πρόκληση που αφορά κύρια εμάς, τα παιδιά. Δεν την αντιλαμβανόμαστε όπως οι μεγάλοι, αλλά παρατηρούμε ακόμη και εμείς το κλίμα που αλλάζει, χρόνο με το χρόνο, με τα καλοκαίρια να μεγαλώνουν, το χειμώνα να μειώνεται, πιο έντονες βροχές και άλλα. Ακούμε λέξεις όπως «η βιωσιμότητα», ακούμε ότι αν φυτεύουμε δέντρα μπορεί να ανατρέψουμε την κλιματική αλλαγή.<text:s/></text:p>
      <text:p text:style-name="P7">Αυτά τα φαινόμενα μας οδήγησαν στην παρούσα ιδέα και πρόταση: θα θέλαμε να έχουμε έναν εύκολο τρόπο να γνωρίζουμε, να παρακολουθούμε, να «υιοθετούμε» αν είναι δυνατόν, δέντρα. Να ξέρουμε γι’ αυτά, για την ιστορία, για την υγεία τους,<text:s/>αν κινδυνεύουν από φωτιά,<text:s/>να γίνουμε αν είναι δυνατόν «φίλοι» τους. Γιατί αν κάτι το αγαπάς, μπορείς και να το προσέξεις.<text:s/></text:p>
      <text:p text:style-name="P8">Σκεφτήκαμε λοιπόν κάτι απλό: να έχουμε απλούς αισθητήρες σε δέντρα, που να συλλέγουν πληροφορίες γι’ αυτά<text:s/>και με μια απλή εφαρμογή να τις βλέπουμε και να κάνουμε απλές ερωτήσεις στα δέντρα.<text:s/></text:p>
      <text:p text:style-name="P9">Με την παραπάνω λειτουργία,<text:s/>εκτιμούμε ότι μπορεί να αυξηθεί η ευαισθησία μας για τα δέντρα.<text:s/>Μπορεί να βοηθήσει να φυτεύουμε περισσότερα αν μάθουμε περισσότερα για αυτά.<text:s/></text:p>
      <text:p text:style-name="P10">Η αρχιτεκτονική της λύσης είναι απλή, ενώ θα χρησιμοποιηθούν μόνο εργαλεία ανοικτού<text:s/>υλικού και λογισμικού. Τα δε υλικά που θα χρησιμοποιηθούν είναι ευρέως διαδεδομένα (αισθητήρες,<text:s/><text:span text:style-name="T11">Arduino</text:span>,<text:s/><text:span text:style-name="T12">Access</text:span><text:s/><text:span text:style-name="T13">Points</text:span>): αισθητήρες από την αγορά που θα μετρούν υγρασία, θερμοκρασία και πιθανώς και άλλους δείκτες θα τοποθετηθούν σε ένα δέντρο-πρωτότυπο. Οι αισθητήρες θα συνδέονται με<text:s/><text:span text:style-name="T14">Arduino</text:span>, που θα μεταδίδει τα δεδομένα<text:s/>σε ένα<text:s/><text:span text:style-name="T15">dashboard</text:span><text:s/>που θα υλοποιηθεί στο πλαίσιο του έργου. Το<text:s/><text:span text:style-name="T16">dashboard</text:span><text:s/>θα κρατά και αποθηκευμένα στοιχεία για το δέντρο (είδος, όνομα, παιδί που το έχει υιοθετήσει, ιστορικό υγείας κ.α.</text:p>
      <text:p text:style-name="P17">Το δέντρο-πρωτότυπο θα υλοποιηθεί και θα δοκιμαστεί σε νέο δέντρο που βρίσκεται σε γλάστρα εντός του σχολείου, ώστε τα παιδιά να εξοικειωθούν στη χρήση του. Πρόθεση είναι<text:s/>να επεκταθεί η χρήση του με μικρά δέντρα που θα υιοθετούν τα παιδιά και θα μεταφυτεύονται στο Δήμο Τρικκαίων προοδευτικά, μαζί με το ρομπότ της πρότασης<text:s/>και να διαδοθεί η χρήση του στην πόλη μας. Γιατί όχι, να ενημερώνει και για φωτιά που βρίσκεται κοντά τους<text:s/>για να αντιδρά άμεσα η πυροσβεστική; (πχ.<text:s/>με αισθητήρα καπνού ή θερμοκρασίας; ).<text:s/></text:p>
      <text:p text:style-name="Normal"><text:span text:style-name="T18">Ομάδα μαθητών</text:span><text:s/>υλοποίησης: από τη<text:s/><text:span text:style-name="T19">Στ’ τάξη δημοτικού</text:span></text:p>
      <text:list text:style-name="LFO2" text:continue-numbering="true">
        <text:list-item>
          <text:p text:style-name="P20">Καρανάσιου Θεοδοσία</text:p>
        </text:list-item>
        <text:list-item>
          <text:p text:style-name="P21">Κοτρώνη Μαρία</text:p>
        </text:list-item>
        <text:list-item>
          <text:p text:style-name="P22">Κωλέττης Θάνος</text:p>
        </text:list-item>
        <text:list-item>
          <text:p text:style-name="P23">Μπαμπούρη Ευαγγελία</text:p>
        </text:list-item>
        <text:list-item>
          <text:p text:style-name="P24">Οικονόμου Χρήστος</text:p>
        </text:list-item>
      </text:list>
      <text:p text:style-name="Normal"/>
      <text:p text:style-name="Normal"><text:span text:style-name="T25">Εκπαιδευτικοί</text:span>: Λεωνίδας<text:s/>Ανθόπουλος, Δημοσθένης Σακκάς</text:p>
      <text:p text:style-name="Normal"><text:span text:style-name="T26">Συνεργαζόμενος εκπαιδευτικός:</text:span><text:s/>Γεώργιος Λιούλιο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ocalUser</dc:creator>
    <meta:creation-date>2019-11-24T08:41:00Z</meta:creation-date>
    <dc:date>2019-11-25T12:48:00Z</dc:date>
    <meta:template xlink:href="Normal.dotm" xlink:type="simple"/>
    <meta:editing-cycles>23</meta:editing-cycles>
    <meta:editing-duration>PT9000S</meta:editing-duration>
    <meta:document-statistic meta:page-count="2" meta:paragraph-count="5" meta:word-count="398" meta:character-count="2548" meta:row-count="17" meta:non-whitespace-character-count="2155"/>
  </office:meta>
</office:document-meta>
</file>